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38ff" officeooo:paragraph-rsid="001438ff"/>
    </style:style>
    <style:style style:name="P2" style:family="paragraph" style:parent-style-name="Standard">
      <style:text-properties fo:font-style="italic" officeooo:rsid="001438ff" officeooo:paragraph-rsid="001438ff" style:font-style-asian="italic" style:font-style-complex="italic"/>
    </style:style>
    <style:style style:name="P3" style:family="paragraph" style:parent-style-name="Standard">
      <style:text-properties fo:font-style="italic" officeooo:rsid="00193089" officeooo:paragraph-rsid="00193089" style:font-style-asian="italic" style:font-style-complex="italic"/>
    </style:style>
    <style:style style:name="P4" style:family="paragraph" style:parent-style-name="Standard">
      <style:text-properties fo:font-style="italic" officeooo:rsid="00144900" officeooo:paragraph-rsid="00144900" style:font-style-asian="italic" style:font-style-complex="italic"/>
    </style:style>
    <style:style style:name="P5" style:family="paragraph" style:parent-style-name="Standard">
      <style:text-properties fo:font-style="normal" officeooo:rsid="001438ff" officeooo:paragraph-rsid="001438ff" style:font-style-asian="normal" style:font-style-complex="normal"/>
    </style:style>
    <style:style style:name="P6" style:family="paragraph" style:parent-style-name="Standard">
      <style:text-properties fo:font-style="normal" officeooo:rsid="001438ff" officeooo:paragraph-rsid="00144900" style:font-style-asian="normal" style:font-style-complex="normal"/>
    </style:style>
    <style:style style:name="P7" style:family="paragraph" style:parent-style-name="Standard">
      <style:text-properties fo:font-style="normal" officeooo:rsid="00144900" officeooo:paragraph-rsid="00144900" style:font-style-asian="normal" style:font-style-complex="normal"/>
    </style:style>
    <style:style style:name="P8" style:family="paragraph" style:parent-style-name="Standard">
      <style:text-properties fo:font-style="normal" officeooo:rsid="00193089" officeooo:paragraph-rsid="00193089" style:font-style-asian="normal" style:font-style-complex="normal"/>
    </style:style>
    <style:style style:name="P9" style:family="paragraph" style:parent-style-name="Standard">
      <style:text-properties officeooo:rsid="00185ed6" officeooo:paragraph-rsid="00185ed6"/>
    </style:style>
    <style:style style:name="P10" style:family="paragraph" style:parent-style-name="Standard">
      <style:text-properties officeooo:rsid="00193089" officeooo:paragraph-rsid="00193089"/>
    </style:style>
    <style:style style:name="T1" style:family="text">
      <style:text-properties officeooo:rsid="00144900"/>
    </style:style>
    <style:style style:name="T2" style:family="text">
      <style:text-properties officeooo:rsid="00186b4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im Patrizi</text:p>
      <text:p text:style-name="P1">10-2-17</text:p>
      <text:p text:style-name="P1">HW4 Writeup</text:p>
      <text:p text:style-name="P1"/>
      <text:p text:style-name="P9">Q1:</text:p>
      <text:p text:style-name="P9">Server <text:span text:style-name="T2">and Client</text:span>: </text:p>
      <text:p text:style-name="P3">Output from terminal:</text:p>
      <text:p text:style-name="P3">jim@jim-MacBookPro:~/Documents/OS/HW4$ ./server &amp;</text:p>
      <text:p text:style-name="P3">[1] 17157</text:p>
      <text:p text:style-name="P3">jim@jim-MacBookPro:~/Documents/OS/HW4$ Listening for client...please wait</text:p>
      <text:p text:style-name="P3">./client </text:p>
      <text:p text:style-name="P3">How many quarters are in an American dollar?4</text:p>
      <text:p text:style-name="P3">Client was CORRECT! Answer was indeed, from server 4</text:p>
      <text:p text:style-name="P3"/>
      <text:p text:style-name="P3">correct from client, n = 7</text:p>
      <text:p text:style-name="P3">[1]+ <text:s/>Done <text:s text:c="19"/>./server</text:p>
      <text:p text:style-name="P3">jim@jim-MacBookPro:~/Documents/OS/HW4$ ./server &amp;</text:p>
      <text:p text:style-name="P3">[1] 17159</text:p>
      <text:p text:style-name="P3">jim@jim-MacBookPro:~/Documents/OS/HW4$ Listening for client...please wait</text:p>
      <text:p text:style-name="P3">./client </text:p>
      <text:p text:style-name="P3">How many quarters are in an American dollar?500</text:p>
      <text:p text:style-name="P3">Client was incorrect, WRONG!, make sure to use integer value, from server</text:p>
      <text:p text:style-name="P3"/>
      <text:p text:style-name="P3">incorrect from client, n = 9</text:p>
      <text:p text:style-name="P3">[1]+ <text:s/>Done <text:s text:c="19"/>./server</text:p>
      <text:p text:style-name="P3">jim@jim-MacBookPro:~/Documents/OS/HW4$ </text:p>
      <text:p text:style-name="P3"/>
      <text:p text:style-name="P8">As you can see above, the server and client are in sync as described in the assignment.</text:p>
      <text:p text:style-name="P10"/>
      <text:p text:style-name="P9"/>
      <text:p text:style-name="P1">Q2:</text:p>
      <text:p text:style-name="P1">Output of fork and pipe shubert:</text:p>
      <text:p text:style-name="P1">jim@jim-MacBookPro:~/Documents/OS/HW4$ ./shubert_fork </text:p>
      <text:p text:style-name="P2">19.88</text:p>
      <text:p text:style-name="P2">-7.76</text:p>
      <text:p text:style-name="P2">7.95</text:p>
      <text:p text:style-name="P2">-5.27</text:p>
      <text:p text:style-name="P2">3.67</text:p>
      <text:p text:style-name="P2">-7.76</text:p>
      <text:p text:style-name="P2">3.03</text:p>
      <text:p text:style-name="P2">-3.10</text:p>
      <text:p text:style-name="P2">2.06</text:p>
      <text:p text:style-name="P2">-1.43</text:p>
      <text:p text:style-name="P2">7.95</text:p>
      <text:p text:style-name="P2">-3.10</text:p>
      <text:p text:style-name="P2">3.18</text:p>
      <text:p text:style-name="P2">-2.11</text:p>
      <text:p text:style-name="P2">1.47</text:p>
      <text:p text:style-name="P2">37.99</text:p>
      <text:p text:style-name="P2"><text:soft-page-break/>-5.27</text:p>
      <text:p text:style-name="P2">-73.98</text:p>
      <text:p text:style-name="P2">2.06</text:p>
      <text:p text:style-name="P2">-2.11</text:p>
      <text:p text:style-name="P2">49.96</text:p>
      <text:p text:style-name="P2">1.40</text:p>
      <text:p text:style-name="P2">15.89</text:p>
      <text:p text:style-name="P2">-0.97</text:p>
      <text:p text:style-name="P2">-27.48</text:p>
      <text:p text:style-name="P2">3.67</text:p>
      <text:p text:style-name="P2">-73.98</text:p>
      <text:p text:style-name="P2">-1.43</text:p>
      <text:p text:style-name="P2">144.06</text:p>
      <text:p text:style-name="P2">-97.27</text:p>
      <text:p text:style-name="P2">1.47</text:p>
      <text:p text:style-name="P2">-30.95</text:p>
      <text:p text:style-name="P2">-0.97</text:p>
      <text:p text:style-name="P2">53.51</text:p>
      <text:p text:style-name="P2">0.68</text:p>
      <text:p text:style-name="P2">49.96</text:p>
      <text:p text:style-name="P2">-97.27</text:p>
      <text:p text:style-name="P2">65.68</text:p>
      <text:p text:style-name="P2">20.90</text:p>
      <text:p text:style-name="P2">-36.13</text:p>
      <text:p text:style-name="P2">15.89</text:p>
      <text:p text:style-name="P2">-30.95</text:p>
      <text:p text:style-name="P2">20.90</text:p>
      <text:p text:style-name="P2">6.65</text:p>
      <text:p text:style-name="P2">-11.49</text:p>
      <text:p text:style-name="P2">-27.48</text:p>
      <text:p text:style-name="P2">53.51</text:p>
      <text:p text:style-name="P2">-36.13</text:p>
      <text:p text:style-name="P2">-11.49</text:p>
      <text:p text:style-name="P2">19.88</text:p>
      <text:p text:style-name="P2">min = -97.27</text:p>
      <text:p text:style-name="P2"/>
      <text:p text:style-name="P5"><text:tab/>The min was -97.27 and was the same min as the provided shubert program. The techniques used for this question involved breaking the work up between the child and parent process. The child did half of the work, and the parent did the other half. Both kept track of their local min. The child then piped its local min to the parent to compare it to its local min. The one that was smaller was the global min and what was printed on screen, -97.27. If the step size was smaller, this method would make use of multiple processes to increase efficiency.</text:p>
      <text:p text:style-name="P5"/>
      <text:p text:style-name="P7">Q3:</text:p>
      <text:p text:style-name="P6">Output of <text:span text:style-name="T1">threaded</text:span> shubert:</text:p>
      <text:p text:style-name="P4">jim@jim-MacBookPro:~/Documents/OS/HW4$ ./shubert_thread </text:p>
      <text:p text:style-name="P4">19.88</text:p>
      <text:p text:style-name="P4"><text:s/>-7.76</text:p>
      <text:p text:style-name="P4"><text:s/>7.95</text:p>
      <text:p text:style-name="P4"><text:soft-page-break/><text:s/>-5.27</text:p>
      <text:p text:style-name="P4"><text:s/>3.67</text:p>
      <text:p text:style-name="P4"><text:s/>-7.76</text:p>
      <text:p text:style-name="P4"><text:s/>3.03</text:p>
      <text:p text:style-name="P4"><text:s/>-3.10</text:p>
      <text:p text:style-name="P4"><text:s/>2.06</text:p>
      <text:p text:style-name="P4"><text:s/>37.99</text:p>
      <text:p text:style-name="P4">-73.98</text:p>
      <text:p text:style-name="P4">49.96</text:p>
      <text:p text:style-name="P4">15.89</text:p>
      <text:p text:style-name="P4">-27.48</text:p>
      <text:p text:style-name="P4">-73.98</text:p>
      <text:p text:style-name="P4">-1.43</text:p>
      <text:p text:style-name="P4"><text:s/>7.95</text:p>
      <text:p text:style-name="P4"><text:s/>-3.10</text:p>
      <text:p text:style-name="P4"><text:s/>3.18</text:p>
      <text:p text:style-name="P4"><text:s/>-2.11</text:p>
      <text:p text:style-name="P4"><text:s/>144.06</text:p>
      <text:p text:style-name="P4">-97.27</text:p>
      <text:p text:style-name="P4">-30.95</text:p>
      <text:p text:style-name="P4">53.51</text:p>
      <text:p text:style-name="P4">1.47</text:p>
      <text:p text:style-name="P4"><text:s/>-5.27</text:p>
      <text:p text:style-name="P4"><text:s/>2.06</text:p>
      <text:p text:style-name="P4"><text:s/>-2.11</text:p>
      <text:p text:style-name="P4"><text:s/>49.96</text:p>
      <text:p text:style-name="P4">1.40</text:p>
      <text:p text:style-name="P4"><text:s/>-0.97</text:p>
      <text:p text:style-name="P4"><text:s/>3.67</text:p>
      <text:p text:style-name="P4"><text:s/>-1.43</text:p>
      <text:p text:style-name="P4"><text:s/>1.47</text:p>
      <text:p text:style-name="P4"><text:s/>-0.97</text:p>
      <text:p text:style-name="P4"><text:s/>0.68</text:p>
      <text:p text:style-name="P4"><text:s/>-97.27</text:p>
      <text:p text:style-name="P4">65.68</text:p>
      <text:p text:style-name="P4">20.90</text:p>
      <text:p text:style-name="P4">-36.13</text:p>
      <text:p text:style-name="P4">15.89</text:p>
      <text:p text:style-name="P4">-30.95</text:p>
      <text:p text:style-name="P4">20.90</text:p>
      <text:p text:style-name="P4">6.65</text:p>
      <text:p text:style-name="P4">-11.49</text:p>
      <text:p text:style-name="P4">-27.48</text:p>
      <text:p text:style-name="P4">53.51</text:p>
      <text:p text:style-name="P4">-36.13</text:p>
      <text:p text:style-name="P4">-11.49</text:p>
      <text:p text:style-name="P4">19.88</text:p>
      <text:p text:style-name="P4"/>
      <text:p text:style-name="P4">min = -97.27</text:p>
      <text:p text:style-name="P7"><text:soft-page-break/></text:p>
      <text:p text:style-name="P6"><text:tab/>The min was -97.27 and was the same min as the provided shubert program. The techniques used for this question involved breaking the work up between <text:span text:style-name="T1">the two threads</text:span>. <text:span text:style-name="T1">Both threads did half of the work</text:span>. Both kept track of their local min. <text:span text:style-name="T1">Once the child thread was done, it joined back up with the main thread, and both threads local min were compared to find the global min, similar to the pipe example.</text:span> The one that was smaller was the global min and what was printed on screen, -97.27. If the step size was smaller, this method would make use of multiple <text:span text:style-name="T1">threads</text:span> to increase efficiency.</text:p>
      <text:p text:style-name="P6"><text:tab/><text:span text:style-name="T1">Between both processes, I like threads better, it makes a little more sense to me, as they seem similar to an ISR (Interrupt Service Routine). Threads seem a little easier to setup and manage, piping isn’t as intuitive. Threading would be better for this problem, because you can create multiple threads and more easily manage the split of all the work in the computation of the shubert algorithm.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9T17:14:52.611063312</meta:creation-date>
    <meta:generator>LibreOffice/5.1.6.2$Linux_X86_64 LibreOffice_project/10m0$Build-2</meta:generator>
    <dc:date>2017-09-29T18:43:01.807746959</dc:date>
    <meta:editing-duration>PT17M56S</meta:editing-duration>
    <meta:editing-cycles>6</meta:editing-cycles>
    <meta:document-statistic meta:table-count="0" meta:image-count="0" meta:object-count="0" meta:page-count="4" meta:paragraph-count="135" meta:word-count="506" meta:character-count="3087" meta:non-whitespace-character-count="2640"/>
  </office:meta>
</office:document-meta>
</file>